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enlo" svg:font-family="Menlo, Monaco, 'Courier New', monospace"/>
    <style:font-face style:name="OpenSymbol" svg:font-family="OpenSymbol"/>
    <style:font-face style:name="inherit" svg:font-family="inherit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366cm" style:rel-column-width="2475*"/>
    </style:style>
    <style:style style:name="Table1.B" style:family="table-column">
      <style:table-column-properties style:column-width="12.635cm" style:rel-column-width="716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.146cm" fo:margin-right="0cm" fo:text-indent="0cm" style:auto-text-indent="false"/>
    </style:style>
    <style:style style:name="P7" style:family="paragraph" style:parent-style-name="Standard">
      <style:paragraph-properties fo:margin-left="0.146cm" fo:margin-right="0cm" fo:text-indent="0cm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.102cm" fo:margin-right="0cm" fo:text-indent="0cm" style:auto-text-indent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left="0.102cm" fo:margin-right="0cm" fo:text-indent="0cm" style:auto-text-indent="fals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.102cm" fo:margin-right="0cm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5">
      <style:paragraph-properties fo:margin-left="0.102cm" fo:margin-right="0cm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Heading_20_2">
      <style:text-properties fo:font-size="12pt" style:font-size-asian="12pt" style:font-size-complex="12pt"/>
    </style:style>
    <style:style style:name="P14" style:family="paragraph" style:parent-style-name="Heading_20_1">
      <style:paragraph-properties fo:margin-left="0cm" fo:margin-right="0cm" fo:text-indent="-0.762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text-align="center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paragraph-properties fo:text-align="end"/>
      <style:text-properties fo:font-weight="bold" style:font-weight-asian="bold" style:font-weight-complex="bold"/>
    </style:style>
    <style:style style:name="P18" style:family="paragraph"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19" style:family="paragraph">
      <style:paragraph-properties fo:text-align="center"/>
      <style:text-properties fo:font-size="10pt" style:font-size-asian="10pt" style:font-size-complex="10pt"/>
    </style:style>
    <style:style style:name="P20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9pt" fo:font-weight="normal" style:font-size-asian="9pt" style:font-weight-asian="normal" style:font-size-complex="9pt" style:font-weight-complex="normal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8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99cm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83ca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cccc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7da647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cccc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101cm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DdeLink__1_495245286"/>Software Architecture</text:h>
      <text:p text:style-name="Standard"><draw:line text:anchor-type="paragraph" draw:z-index="29" draw:style-name="gr10" draw:text-style-name="P15" svg:x1="-0.069cm" svg:y1="0.095cm" svg:x2="16.746cm" svg:y2="0.051cm"><text:p/></draw:line></text:p>
      <text:p text:style-name="Standard">Software engineering patterns</text:p>
      <text:p text:style-name="Standard">MVC, Command, Configuration, Singleton</text:p>
      <text:p text:style-name="Standard"></text:p>
      <text:list xml:id="list976924314" text:style-name="L1">
        <text:list-item>
          <text:p text:style-name="P1">Remote Job execution (Command Pattern)</text:p>
        </text:list-item>
        <text:list-item>
          <text:p text:style-name="P1">Spatial File conversion (MapServer wrapper)</text:p>
        </text:list-item>
        <text:list-item>
          <text:p text:style-name="P1">User Input Selection, Output element Display</text:p>
        </text:list-item>
      </text:list>
      <text:p text:style-name="Standard"></text:p>
      <text:p text:style-name="P2">Remote Job execution <text:span text:style-name="T5">(Command Pattern)</text:span></text:p>
      <text:p text:style-name="Standard">Requirement: To execute “PBS” <text:s/>jobs in the JCU (or other) Grid Computing Environment (HPC) </text:p>
      <text:p text:style-name="Standard"/>
      <text:p text:style-name="Standard">Why not just use the current QSUB and QSTAT <text:s/>with some TCSH scripts?</text:p>
      <text:p text:style-name="P3">For the AP02 project, we need the ability to send complex commands to the HPC and receive complex messages / results. <text:s text:c="2"/></text:p>
      <text:p text:style-name="Standard"/>
      <text:p text:style-name="Standard"><draw:line text:anchor-type="paragraph" draw:z-index="3" draw:style-name="gr3" draw:text-style-name="P15" svg:x1="8.324cm" svg:y1="0.404cm" svg:x2="8.31cm" svg:y2="16.17cm"><text:p/></draw:line><draw:frame text:anchor-type="paragraph" draw:z-index="2" draw:style-name="gr2" draw:text-style-name="P17" svg:width="5.028cm" svg:height="0.867cm" svg:x="0.533cm" svg:y="0.245cm"><draw:text-box><text:p text:style-name="P17"><text:span text:style-name="T2">Web Server</text:span></text:p></draw:text-box></draw:frame><draw:frame text:anchor-type="paragraph" draw:z-index="1" draw:style-name="gr2" draw:text-style-name="P16" svg:width="5.028cm" svg:height="0.867cm" svg:x="9.719cm" svg:y="0.173cm"><draw:text-box><text:p text:style-name="P16"><text:span text:style-name="T2">GRID Computing </text:span></text:p></draw:text-box></draw:frame></text:p>
      <text:p text:style-name="Standard"><draw:rect text:anchor-type="paragraph" draw:z-index="0" draw:style-name="gr1" draw:text-style-name="P15" svg:width="15.253cm" svg:height="2.102cm" draw:transform="rotate (1.5707963267949) translate (15.5575cm 15.65275cm)"><text:p text:style-name="P15"><text:span text:style-name="T2">Command Processor</text:span></text:p><text:p text:style-name="P15"><text:span text:style-name="T6">CRON / daemon process running on </text:span></text:p><text:p text:style-name="P15"><text:span text:style-name="T6">grid waiting for commands</text:span></text:p></draw:rect></text:p>
      <text:p text:style-name="Standard"/>
      <text:p text:style-name="Standard"><draw:rect text:anchor-type="paragraph" draw:z-index="4" draw:style-name="gr1" draw:text-style-name="P15" svg:width="5.573cm" svg:height="2.726cm" svg:x="-1.319cm" svg:y="0.27cm"><text:p text:style-name="P15"><text:span text:style-name="T2">Command Action</text:span></text:p><text:p text:style-name="P15"><text:span text:style-name="T6">Inherited object of this type </text:span></text:p><text:p text:style-name="P15"><text:span text:style-name="T6">created on web server</text:span></text:p><text:p text:style-name="P15"><text:span text:style-name="T6"/></text:p><text:p text:style-name="P15"><text:span text:style-name="T6">Method initialise() called </text:span></text:p><text:p text:style-name="P15"><text:span text:style-name="T6">to setup object</text:span></text:p></draw:rect><draw:rect text:anchor-type="paragraph" draw:z-index="5" draw:style-name="gr1" draw:text-style-name="P15" svg:width="3.895cm" svg:height="1.701cm" svg:x="9.382cm" svg:y="0.201cm"><text:p text:style-name="P15"><text:span text:style-name="T2">Command Action</text:span></text:p><text:p text:style-name="P15"><text:span text:style-name="T6">Object from web server</text:span></text:p><text:p text:style-name="P15"><text:span text:style-name="T6">un-serialised </text:span></text:p></draw:rect></text:p>
      <text:p text:style-name="P2"><draw:rect text:anchor-type="paragraph" draw:z-index="6" draw:style-name="gr4" draw:text-style-name="P15" svg:width="3.398cm" svg:height="1.089cm" svg:x="4.426cm" svg:y="0.099cm"><text:p text:style-name="P15"><text:span text:style-name="T7">Serialisation</text:span></text:p><text:p text:style-name="P15"><text:span text:style-name="T8">CommandAction is serialised </text:span></text:p><text:p text:style-name="P15"><text:span text:style-name="T8">and “sent” to the GRID</text:span></text:p></draw:rect><draw:rect text:anchor-type="paragraph" draw:z-index="11" draw:style-name="gr1" draw:text-style-name="P15" svg:width="1.779cm" svg:height="0.639cm" svg:x="13.926cm" svg:y="0.43cm"><text:p text:style-name="P15"><text:span text:style-name="T6">un-serialised </text:span></text:p></draw:rect></text:p>
      <text:p text:style-name="P2"><draw:line text:anchor-type="paragraph" draw:z-index="7" draw:style-name="gr5" draw:text-style-name="P15" svg:x1="3.209cm" svg:y1="0.199cm" svg:x2="9.383cm" svg:y2="0.199cm"><text:p/></draw:line><draw:line text:anchor-type="paragraph" draw:z-index="8" draw:style-name="gr5" draw:text-style-name="P15" svg:x1="13.028cm" svg:y1="0.009cm" svg:x2="16.349cm" svg:y2="0.492cm"><text:p/></draw:line></text:p>
      <text:p text:style-name="P2"><draw:line text:anchor-type="paragraph" draw:z-index="22" draw:style-name="gr5" draw:text-style-name="P15" svg:x1="7.869cm" svg:y1="3.591cm" svg:x2="9.545cm" svg:y2="0.049cm"><text:p/></draw:line></text:p>
      <text:p text:style-name="P2"><draw:line text:anchor-type="paragraph" draw:z-index="12" draw:style-name="gr5" draw:text-style-name="P15" svg:x1="16.217cm" svg:y1="0.43cm" svg:x2="13.924cm" svg:y2="0.975cm"><text:p/></draw:line><draw:rect text:anchor-type="paragraph" draw:z-index="10" draw:style-name="gr1" draw:text-style-name="P18" svg:width="4.98cm" svg:height="1.701cm" svg:x="9.132cm" svg:y="0.321cm"><text:p text:style-name="P18"><text:span text:style-name="T9">PBS script created</text:span></text:p><text:p text:style-name="P18"><text:span text:style-name="T9">CommandActionExecute.php </text:span></text:p><text:p text:style-name="P18"><text:span text:style-name="T9">[CommandActionName]</text:span></text:p></draw:rect></text:p>
      <text:p text:style-name="P2"/>
      <text:p text:style-name="P2"/>
      <text:p text:style-name="P2"/>
      <text:p text:style-name="P2"><draw:ellipse text:anchor-type="paragraph" draw:z-index="21" draw:style-name="gr6" draw:text-style-name="P19" svg:width="2.735cm" svg:height="3.911cm" svg:x="6.031cm" svg:y="0.482cm"><text:p text:style-name="P19"><text:span text:style-name="T3">Periodically </text:span></text:p><text:p text:style-name="P19"><text:span text:style-name="T3">Check </text:span></text:p><text:p text:style-name="P19"><text:span text:style-name="T3">ExecutionFlag()</text:span></text:p></draw:ellipse></text:p>
      <text:p text:style-name="P2"><draw:rect text:anchor-type="paragraph" draw:z-index="13" draw:style-name="gr1" draw:text-style-name="P18" svg:width="4.98cm" svg:height="1.368cm" svg:x="9.103cm" svg:y="0.041cm"><text:p text:style-name="P18"><text:span text:style-name="T9">Add script to PBS queue </text:span></text:p><text:p text:style-name="P18"><text:span text:style-name="T9">(via QSUB) – return QueueID</text:span></text:p></draw:rect><draw:line text:anchor-type="paragraph" draw:z-index="14" draw:style-name="gr5" draw:text-style-name="P15" svg:x1="16.217cm" svg:y1="0.229cm" svg:x2="14.012cm" svg:y2="0.645cm"><text:p/></draw:line></text:p>
      <text:p text:style-name="P2"/>
      <text:p text:style-name="P2"/>
      <text:p text:style-name="P2"/>
      <text:p text:style-name="P2"><draw:rect text:anchor-type="paragraph" draw:z-index="9" draw:style-name="gr1" draw:text-style-name="P15" svg:width="5.883cm" svg:height="1.324cm" svg:x="8.952cm" svg:y="0.386cm"><text:p text:style-name="P15"><text:span text:style-name="T9">PBS Queue then executes script</text:span></text:p><text:p text:style-name="P15"><text:span text:style-name="T9">CommandActionExecute.php <text:s/></text:span></text:p><text:p text:style-name="P15"><text:span text:style-name="T7">Evokes Execute() on CommandAction</text:span></text:p></draw:rect><draw:line text:anchor-type="paragraph" draw:z-index="15" draw:style-name="gr5" draw:text-style-name="P15" svg:x1="16.498cm" svg:y1="0.476cm" svg:x2="14.293cm" svg:y2="0.892cm"><text:p/></draw:line></text:p>
      <text:p text:style-name="P2"><draw:line text:anchor-type="paragraph" draw:z-index="23" draw:style-name="gr5" draw:text-style-name="P15" svg:x1="7.53cm" svg:y1="0.316cm" svg:x2="9.911cm" svg:y2="3.175cm"><text:p/></draw:line></text:p>
      <text:p text:style-name="P2"><draw:rect text:anchor-type="paragraph" draw:z-index="26" draw:style-name="gr1" draw:text-style-name="P15" svg:width="3.895cm" svg:height="1.701cm" svg:x="0.196cm" svg:y="0.272cm"><text:p text:style-name="P15"><text:span text:style-name="T2">Command Action</text:span></text:p><text:p text:style-name="P15"><text:span text:style-name="T6">Contains results produced </text:span></text:p><text:p text:style-name="P15"><text:span text:style-name="T6">by HPC</text:span></text:p></draw:rect></text:p>
      <text:p text:style-name="P2"><draw:line text:anchor-type="paragraph" draw:z-index="16" draw:style-name="gr5" draw:text-style-name="P15" svg:x1="12.013cm" svg:y1="0.067cm" svg:x2="11.793cm" svg:y2="2.155cm"><text:p/></draw:line><draw:line text:anchor-type="paragraph" draw:z-index="25" draw:style-name="gr5" draw:text-style-name="P15" svg:x1="1.767cm" svg:y1="0.423cm" svg:x2="1.767cm" svg:y2="2.275cm"><text:p/></draw:line></text:p>
      <text:p text:style-name="P2"><draw:line text:anchor-type="paragraph" draw:z-index="20" draw:style-name="gr5" draw:text-style-name="P15" svg:x1="12.06cm" svg:y1="5.328cm" svg:x2="3.87cm" svg:y2="0.005cm"><text:p/></draw:line></text:p>
      <text:p text:style-name="P2"><draw:ellipse text:anchor-type="paragraph" draw:z-index="17" draw:style-name="gr6" draw:text-style-name="P19" svg:width="2.735cm" svg:height="3.911cm" svg:x="13.409cm" svg:y="0.446cm"><text:p text:style-name="P19"><text:span text:style-name="T3">Periodically </text:span></text:p><text:p text:style-name="P19"><text:span text:style-name="T3">Check </text:span></text:p><text:p text:style-name="P19"><text:span text:style-name="T3">ExecutionFlag()</text:span></text:p></draw:ellipse></text:p>
      <text:p text:style-name="P2"/>
      <text:p text:style-name="P2"><draw:rect text:anchor-type="paragraph" draw:z-index="18" draw:style-name="gr1" draw:text-style-name="P15" svg:width="3.895cm" svg:height="1.701cm" svg:x="9.837cm" svg:y="0.005cm"><text:p text:style-name="P15"><text:span text:style-name="T2">Command Action</text:span></text:p><text:p text:style-name="P15"><text:span text:style-name="T6">Is running on GRID and can </text:span></text:p><text:p text:style-name="P15"><text:span text:style-name="T6">set status &amp; execution stage</text:span></text:p></draw:rect><draw:custom-shape text:anchor-type="paragraph" draw:z-index="24" draw:style-name="gr8" draw:text-style-name="P20" svg:width="4.71cm" svg:height="2.174cm" svg:x="0cm" svg:y="0.051cm"><text:p text:style-name="P20"><text:span text:style-name="T10">Output Factory</text:span></text:p><text:p text:style-name="P20"><text:span text:style-name="T10">Find Output class(es) </text:span></text:p><text:p text:style-name="P20"><text:span text:style-name="T10">for Command Action</text:span></text:p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/text:p>
      <text:p text:style-name="P2"/>
      <text:p text:style-name="P2"/>
      <text:p text:style-name="P2"><draw:line text:anchor-type="paragraph" draw:z-index="28" draw:style-name="gr5" draw:text-style-name="P15" svg:x1="2.15cm" svg:y1="0.279cm" svg:x2="2.15cm" svg:y2="2.131cm"><text:p/></draw:line></text:p>
      <text:p text:style-name="P2"/>
      <text:p text:style-name="P2"><draw:rect text:anchor-type="paragraph" draw:z-index="19" draw:style-name="gr7" draw:text-style-name="P15" svg:width="4.172cm" svg:height="2.072cm" svg:x="11.896cm" svg:y="0.406cm"><text:p text:style-name="P15"><text:span text:style-name="T6">ExecutionFlag()</text:span></text:p><text:p text:style-name="P15"><text:span text:style-name="T7">Finalised</text:span></text:p><text:p text:style-name="P15"><text:span text:style-name="T7">Serialise result <text:s/>for transport </text:span></text:p><text:p text:style-name="P15"><text:span text:style-name="T7">back to webserver</text:span></text:p></draw:rect></text:p>
      <text:p text:style-name="P2"><draw:custom-shape text:anchor-type="paragraph" draw:z-index="27" draw:style-name="gr9" draw:text-style-name="P15" svg:width="5.719cm" svg:height="1.983cm" svg:x="-0.275cm" svg:y="0.346cm"><text:p text:style-name="P15"><text:span text:style-name="T2">CommandActionOutput </text:span></text:p><text:p text:style-name="P15"><text:span text:style-name="T3">Translated via it's output class</text:span></text:p><text:p text:style-name="P15"><text:span text:style-name="T3">ready to display or </text:span></text:p><text:p text:style-name="P15"><text:span text:style-name="T3">write to some data file type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2"/>
      <text:p text:style-name="P2"/>
      <text:p text:style-name="P5"><text:soft-page-break/></text:p>
      <text:h text:style-name="P13" text:outline-level="2">CRON job</text:h>
      <text:p text:style-name="P6"><text:span text:style-name="T1">A standard unix “cron” job, to execute </text:span><text:bookmark-start text:name="__DdeLink__41_495245286"/><text:span text:style-name="T4">Incoming.php</text:span><text:bookmark-end text:name="__DdeLink__41_495245286"/><text:span text:style-name="T4"> (currently every minute)</text:span></text:p>
      <text:p text:style-name="P6"><text:span text:style-name="T4">- this job can also be run me a process that can watch for chnages in a folder</text:span></text:p>
      <text:p text:style-name="P6"><text:span text:style-name="T4"/></text:p>
      <text:h text:style-name="P13" text:outline-level="2">Process Queue</text:h>
      <text:p text:style-name="P6"><text:span text:style-name="T4">get list of command files in Queue folder (.command) </text:span></text:p>
      <text:p text:style-name="P6"><text:span text:style-name="T4">(a command file is a serialised version of a CommandAction)</text:span></text:p>
      <text:p text:style-name="P6"><text:span text:style-name="T4"/></text:p>
      <text:p text:style-name="P7"><text:span text:style-name="T3">Process Single Queue Item</text:span></text:p>
      <text:p text:style-name="P6"><text:span text:style-name="T4">Read in command file, unserailize via ( CommandUtil::GetCommandFromFile() )</text:span></text:p>
      <text:p text:style-name="P6"><text:span text:style-name="T4">check class type, is CommandActionm, or sub class of then process</text:span></text:p>
      <text:p text:style-name="P6"><text:span text:style-name="T4"/></text:p>
      <text:p text:style-name="P6"><text:span text:style-name="T4"/></text:p>
      <text:p text:style-name="P8"><text:span text:style-name="T3">Process types based on value of ExecutionFlag – an execution <text:s/>state.</text:span></text:p>
      <text:p text:style-name="P9"/>
      <text:p text:style-name="P10"><text:span text:style-name="T2">READY<text:tab/></text:span>awaiting to be started, create scripts suitable for PBS, <text:s/>add scripts into PBS queue (QSUB)</text:p>
      <text:p text:style-name="P10"><text:tab/><text:tab/>set to RUNNING</text:p>
      <text:p text:style-name="P10"/>
      <text:p text:style-name="P10"><text:span text:style-name="T2">RUNNING</text:span><text:tab/>Go and check QSUB status , if job can't be found then FINALISE, <text:line-break/><text:tab/><text:tab/>as the job itself did signal; that it has finalised</text:p>
      <text:p text:style-name="P10"/>
      <text:p text:style-name="P10"><text:span text:style-name="T2">QUEUE</text:span>_<text:span text:style-name="T2">DONE</text:span><text:tab/>Job has completed as far as the QSTAT is concerned, though the command still reads RUNNING.</text:p>
      <text:p text:style-name="P10"><text:tab/><text:tab/>This is OK, as a job does not have update it's on execution state, though if it does it's can send more <text:tab/><text:tab/>meaningful status back to the calling system</text:p>
      <text:p text:style-name="P10"/>
      <text:p text:style-name="P10"><text:span text:style-name="T2">FINALISE</text:span><text:tab/>Has finished - but not yet complete, is set by the process updating it's own execution <text:s/>state.</text:p>
      <text:list xml:id="list684674038" text:style-name="L5">
        <text:list-item>
          <text:list>
            <text:list-item>
              <text:list>
                <text:list-header>
                  <text:p text:style-name="P11"/>
                </text:list-header>
              </text:list>
            </text:list-item>
          </text:list>
        </text:list-item>
      </text:list>
      <text:p text:style-name="P10"/>
      <text:p text:style-name="P10"><text:span text:style-name="T2">COMPLETE</text:span><text:tab/>Has completed - results to be returned collect results of CommandAction as send back <text:line-break/><text:tab/><text:tab/>to calling system, via the serialised object</text:p>
      <text:p text:style-name="P10"/>
      <text:p text:style-name="P5"><text:span text:style-name="T3"><text:s text:c="6"/></text:span></text:p>
      <text:h text:style-name="P14" text:outline-level="1">CommandAction Object Hierarchy</text:h>
      <text:p text:style-name="Standard"/>
      <text:p text:style-name="Standard">Object </text:p>
      <text:p text:style-name="Standard"><text:tab/>CommandAction </text:p>
      <text:p text:style-name="Standard"><text:tab/><text:tab/>SpeciesMaxent</text:p>
      <text:p text:style-name="Standard"/>
      <text:p text:style-name="Standard"/>
      <text:p text:style-name="P2">File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generic_job.sh</text:p>
          </table:table-cell>
          <table:table-cell table:style-name="Table1.B1" office:value-type="string">
            <text:p text:style-name="P4">CRON job running every minute on HPC looking for new jobs in queue folder</text:p>
          </table:table-cell>
        </table:table-row>
        <table:table-row>
          <table:table-cell table:style-name="Table1.A2" office:value-type="string">
            <text:p text:style-name="P4">Incoming.php </text:p>
          </table:table-cell>
          <table:table-cell table:style-name="Table1.B2" office:value-type="string">
            <text:p text:style-name="P4">simple php script to include libraries &amp; execute CommandProcessor</text:p>
          </table:table-cell>
        </table:table-row>
        <table:table-row>
          <table:table-cell table:style-name="Table1.A2" office:value-type="string">
            <text:p text:style-name="P4"><text:bookmark-start text:name="__DdeLink__30_495245286"/>CommandProcessor.php<text:bookmark-end text:name="__DdeLink__30_495245286"/></text:p>
          </table:table-cell>
          <table:table-cell table:style-name="Table1.B2" office:value-type="string">
            <text:p text:style-name="P4">Watches queue folder of commands to be processed.</text:p>
          </table:table-cell>
        </table:table-row>
        <table:table-row>
          <table:table-cell table:style-name="Table1.A2" office:value-type="string">
            <text:p text:style-name="P4">SpeciesMaxent.action.php</text:p>
          </table:table-cell>
          <table:table-cell table:style-name="Table1.B2" office:value-type="string">
            <text:p text:style-name="P4">CommandAction wrapper to Maxent, </text:p>
          </table:table-cell>
        </table:table-row>
        <table:table-row>
          <table:table-cell table:style-name="Table1.A2" office:value-type="string">
            <text:p text:style-name="P4">CommandAction.class.php</text:p>
          </table:table-cell>
          <table:table-cell table:style-name="Table1.B2" office:value-type="string">
            <text:p text:style-name="P4">Super Class of any action to be run on grid</text:p>
          </table:table-cell>
        </table:table-row>
      </table:table>
      <text:p text:style-name="Standard"/>
      <text:p text:style-name="Standard"/>
      <text:p text:style-name="Standard"/>
      <text:p text:style-name="Standard"><text:bookmark-end text:name="__DdeLink__1_49524528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Arial, sans-serif"/>
    <style:font-face style:name="Menlo" svg:font-family="Menlo, Monaco, 'Courier New', monospace"/>
    <style:font-face style:name="OpenSymbol" svg:font-family="OpenSymbol"/>
    <style:font-face style:name="inherit" svg:font-family="inherit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FreeSans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Free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FreeSans2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FreeSans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FreeSans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Fakes</meta:initial-creator>
    <meta:creation-date>2012-06-26T10:44:40</meta:creation-date>
    <dc:date>2012-06-29T11:47:52</dc:date>
    <dc:creator>Adam Fakes</dc:creator>
    <meta:editing-duration>P3DT48M1S</meta:editing-duration>
    <meta:editing-cycles>21</meta:editing-cycles>
    <meta:generator>LibreOffice/3.5$Linux_X86_64 LibreOffice_project/235ab8a-3802056-4a8fed3-2d66ea8-e241b80</meta:generator>
    <meta:document-statistic meta:table-count="1" meta:image-count="0" meta:object-count="0" meta:page-count="2" meta:paragraph-count="47" meta:word-count="358" meta:character-count="2248" meta:non-whitespace-character-count="1889"/>
  </office:meta>
</office:document-meta>
</file>